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ff" draw:textarea-horizontal-align="justify" draw:textarea-vertical-align="middle" draw:auto-grow-height="false" fo:min-height="2.25cm" fo:min-width="4.6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6.1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.6cm"/>
    </style:style>
    <style:style style:name="gr4" style:family="graphic" style:parent-style-name="standard">
      <style:graphic-properties draw:fill-color="#669966" draw:textarea-horizontal-align="justify" draw:textarea-vertical-align="middle" draw:auto-grow-height="false" fo:min-height="2.25cm" fo:min-width="6.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669966" draw:textarea-horizontal-align="justify" draw:textarea-vertical-align="middle" draw:auto-grow-height="false" fo:min-height="2.25cm" fo:min-width="8.5cm"/>
    </style:style>
    <style:style style:name="gr7" style:family="graphic" style:parent-style-name="standard">
      <style:graphic-properties draw:fill-color="#0000ff" draw:textarea-horizontal-align="justify" draw:textarea-vertical-align="middle" draw:auto-grow-height="false" fo:min-height="2.25cm" fo:min-width="4.3cm"/>
    </style:style>
    <style:style style:name="P1" style:family="paragraph">
      <style:paragraph-properties fo:text-align="center"/>
    </style:style>
    <style:style style:name="P2" style:family="paragraph">
      <loext:graphic-properties draw:fill-color="#0000ff"/>
      <style:paragraph-properties fo:text-align="center"/>
    </style:style>
    <style:style style:name="P3" style:family="paragraph">
      <loext:graphic-properties draw:fill-color="#669966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1cm" svg:height="2.5cm" svg:x="1.9cm" svg:y="16.5cm">
          <text:p text:style-name="P1">Websit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6cm" svg:height="2.5cm" svg:x="1.2cm" svg:y="2.1cm">
          <text:p text:style-name="P1">WebsiteCertific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1cm" svg:height="2.5cm" svg:x="15.4cm" svg:y="16.5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1cm" svg:height="2.5cm" svg:x="14.6cm" svg:y="5.9cm">
          <text:p text:style-name="P1">Machine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5.1cm" svg:height="2.5cm" svg:x="7.7cm" svg:y="9.3cm">
          <text:p text:style-name="P1">DnsEntry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6.7cm" svg:height="2.5cm" svg:x="1.1cm" svg:y="21.2cm">
          <text:p text:style-name="P1">PHP/Ruby/NodeJS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1cm" svg:height="2.5cm" svg:x="7.7cm" svg:y="5.8cm">
          <text:p text:style-name="P1">Domain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4.5cm" svg:y1="4.6cm" svg:x2="10.25cm" svg:y2="5.8cm" draw:start-shape="id1" draw:start-glue-point="2" draw:end-shape="id2" draw:end-glue-point="0" svg:d="M4500 4600l5750 1200" svg:viewBox="0 0 5751 1201">
          <text:p/>
        </draw:connector>
        <draw:connector draw:style-name="gr5" draw:text-style-name="P4" draw:layer="layout" draw:type="line" svg:x1="7.8cm" svg:y1="22.45cm" svg:x2="15.4cm" svg:y2="17.75cm" draw:start-shape="id3" draw:end-shape="id4" svg:d="M7800 22450l7600-4700" svg:viewBox="0 0 7601 4701">
          <text:p/>
        </draw:connector>
        <draw:connector draw:style-name="gr5" draw:text-style-name="P4" draw:layer="layout" draw:type="line" svg:x1="4.45cm" svg:y1="21.2cm" svg:x2="4.45cm" svg:y2="19cm" draw:start-shape="id3" draw:end-shape="id5" draw:end-glue-point="2" svg:d="M4450 21200v-2200" svg:viewBox="0 0 1 2201">
          <text:p/>
        </draw:connector>
        <draw:connector draw:style-name="gr5" draw:text-style-name="P4" draw:layer="layout" draw:type="line" svg:x1="14.6cm" svg:y1="7.15cm" svg:x2="12.8cm" svg:y2="10.55cm" draw:start-shape="id6" draw:end-shape="id7" svg:d="M14600 7150l-1800 3400" svg:viewBox="0 0 1801 3401">
          <text:p/>
        </draw:connector>
        <draw:connector draw:style-name="gr5" draw:text-style-name="P4" draw:layer="layout" draw:type="line" svg:x1="10.25cm" svg:y1="9.3cm" svg:x2="10.25cm" svg:y2="8.3cm" draw:start-shape="id7" draw:end-shape="id2" draw:end-glue-point="2" svg:d="M10250 9300v-1000" svg:viewBox="0 0 1 1001">
          <text:p/>
        </draw:connector>
        <draw:connector draw:style-name="gr5" draw:text-style-name="P4" draw:layer="layout" draw:type="line" svg:x1="7cm" svg:y1="17.75cm" svg:x2="7.7cm" svg:y2="14.45cm" draw:start-shape="id5" draw:end-shape="id8" svg:d="M7000 17750l700-3300" svg:viewBox="0 0 701 3301">
          <text:p/>
        </draw:connector>
        <draw:connector draw:style-name="gr5" draw:text-style-name="P4" draw:layer="layout" draw:type="line" svg:x1="4.45cm" svg:y1="16.5cm" svg:x2="4.5cm" svg:y2="4.6cm" draw:start-shape="id5" draw:end-shape="id1" svg:d="M4450 16500l50-11900" svg:viewBox="0 0 51 11901">
          <text:p/>
        </draw:connector>
        <draw:custom-shape draw:style-name="gr6" draw:text-style-name="P3" xml:id="id9" draw:id="id9" draw:layer="layout" svg:width="9cm" svg:height="2.5cm" svg:x="11cm" svg:y="21.2cm">
          <text:p text:style-name="P1">MySql/PostgreSqlMongoDB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5.5cm" svg:y1="21.2cm" svg:x2="17.95cm" svg:y2="19cm" draw:start-shape="id9" draw:end-shape="id4" draw:end-glue-point="2" svg:d="M15500 21200l2450-2200" svg:viewBox="0 0 2451 2201">
          <text:p/>
        </draw:connector>
        <draw:custom-shape draw:style-name="gr7" draw:text-style-name="P2" xml:id="id10" draw:id="id10" draw:layer="layout" svg:width="4.8cm" svg:height="2.5cm" svg:x="15.6cm" svg:y="12.3cm">
          <text:p text:style-name="P1">UnixUser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7.95cm" svg:y1="16.5cm" svg:x2="18cm" svg:y2="14.8cm" draw:start-shape="id4" draw:end-shape="id10" svg:d="M17950 16500l50-1700" svg:viewBox="0 0 51 1701">
          <text:p/>
        </draw:connector>
        <draw:connector draw:style-name="gr5" draw:text-style-name="P4" draw:layer="layout" draw:type="line" svg:x1="11cm" svg:y1="22.45cm" svg:x2="10.25cm" svg:y2="15.7cm" draw:start-shape="id9" draw:end-shape="id8" draw:end-glue-point="2" svg:d="M11000 22450l-750-6750" svg:viewBox="0 0 751 6751">
          <text:p/>
        </draw:connector>
        <draw:custom-shape draw:style-name="gr3" draw:text-style-name="P1" xml:id="id8" draw:id="id8" draw:layer="layout" svg:width="5.1cm" svg:height="2.5cm" svg:x="7.7cm" svg:y="13.2cm">
          <text:p text:style-name="P1">DnsPointer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0.25cm" svg:y1="13.2cm" svg:x2="10.25cm" svg:y2="11.8cm" draw:start-shape="id8" draw:end-shape="id7" svg:d="M10250 13200v-1400" svg:viewBox="0 0 1 1401">
          <text:p/>
        </draw:connector>
        <draw:connector draw:style-name="gr5" draw:text-style-name="P4" draw:layer="layout" draw:type="line" svg:x1="15.4cm" svg:y1="17.75cm" svg:x2="12.8cm" svg:y2="14.45cm" draw:start-shape="id4" draw:end-shape="id8" svg:d="M15400 17750l-2600-3300" svg:viewBox="0 0 2601 3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15:28:45.784924503</meta:creation-date>
    <meta:generator>LibreOffice/5.3.3.2$Windows_X86_64 LibreOffice_project/3d9a8b4b4e538a85e0782bd6c2d430bafe583448</meta:generator>
    <dc:date>2017-08-05T21:24:47.971000000</dc:date>
    <meta:editing-duration>PT1H40M37S</meta:editing-duration>
    <meta:editing-cycles>24</meta:editing-cycles>
    <meta:document-statistic meta:object-count="22"/>
  </office:meta>
</office:document-meta>
</file>